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Narrow" svg:font-family="'Arial Narrow'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6.355cm"/>
    </style:style>
    <style:style style:name="co3" style:family="table-column">
      <style:table-column-properties fo:break-before="auto" style:column-width="14.84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5.823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10.5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8.0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Plan_20_Research">
      <style:table-properties table:display="true" style:writing-mode="lr-tb" tableooo:tab-color="#e6b8af"/>
    </style:style>
    <style:style style:name="ta2" style:family="table" style:master-page-name="PageStyle_5f_Vs-02_20_-_20_Plan_20_Research">
      <style:table-properties table:display="true" style:writing-mode="lr-tb" tableooo:tab-color="#ffff00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s-0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number-columns-repeated="1010" table:default-cell-style-name="Excel_20_Built-in_20_Normal"/>
        <table:table-row table:style-name="ro1" table:number-rows-repeated="2">
          <table:table-cell table:number-columns-repeated="3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" office:value-type="string" table:number-columns-spanned="4" table:number-rows-spanned="1">
            <text:p>PLAN RESEARCH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2"/>
          <table:table-cell table:style-name="ce6" table:number-columns-repeated="2"/>
          <table:table-cell table:style-name="ce18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7" office:value-type="string">
            <text:p>Documento</text:p>
          </table:table-cell>
          <table:table-cell table:style-name="ce7" office:value-type="string">
            <text:p>Plan Research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7" office:value-type="string">
            <text:p>Código</text:p>
          </table:table-cell>
          <table:table-cell table:style-name="ce7" office:value-type="string">
            <text:p>PR-01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7" office:value-type="string">
            <text:p>Versión</text:p>
          </table:table-cell>
          <table:table-cell table:style-name="ce7" office:value-type="string">
            <text:p>Vs-01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8" table:number-columns-repeated="2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9" office:value-type="string" table:number-columns-spanned="2" table:number-rows-spanned="1">
            <text:p>Objetivos</text:p>
          </table:table-cell>
          <table:covered-table-cell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Planear </text:p>
          </table:table-cell>
          <table:table-cell table:style-name="ce10" office:value-type="string">
            <text:p>la investigación cuantitativa y cualitativa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Reclutar </text:p>
          </table:table-cell>
          <table:table-cell table:style-name="ce10" office:value-type="string">
            <text:p>personas que cumplan el perfil idóneo para validar supuestos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Conducir </text:p>
          </table:table-cell>
          <table:table-cell table:style-name="ce10" office:value-type="string">
            <text:p>la investigación de la problemática y expectativas de los clientes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Analizar </text:p>
          </table:table-cell>
          <table:table-cell table:style-name="ce10" office:value-type="string">
            <text:p>supuestos y validaciones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Reportar </text:p>
          </table:table-cell>
          <table:table-cell table:style-name="ce10" office:value-type="string">
            <text:p>conclusiones y feedback</text:p>
          </table:table-cell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1" table:number-columns-repeated="2"/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9" office:value-type="string" table:number-columns-spanned="2" table:number-rows-spanned="1">
            <text:p>Alcance</text:p>
          </table:table-cell>
          <table:covered-table-cell/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Propuesta de Problema</text:p>
          </table:table-cell>
          <table:table-cell table:style-name="ce16" office:value-type="string">
            <text:p>Baja utilización de operaciones bancarias online</text:p>
          </table:table-cell>
          <table:table-cell table:style-name="ce19"/>
          <table:table-cell table:number-columns-repeated="5"/>
          <table:table-cell table:style-name="ce5" office:value-type="string">
            <text:p>|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Propuesta de Modelo de Negocio</text:p>
          </table:table-cell>
          <table:table-cell table:style-name="ce10" office:value-type="string">
            <text:p>Banco Digital</text:p>
          </table:table-cell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Propuesta de Proyecto</text:p>
          </table:table-cell>
          <table:table-cell table:style-name="ce10" office:value-type="string">
            <text:p>EASY BANK - Asistente Inteligente de Banco digital online </text:p>
          </table:table-cell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ínea de tiempo del proyecto</text:p>
          </table:table-cell>
          <table:table-cell table:style-name="ce10" office:value-type="string">
            <text:p>1 semanas y media</text:p>
          </table:table-cell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Quíenes son los usuarios <text:s/></text:p>
          </table:table-cell>
          <table:table-cell table:style-name="ce10" office:value-type="string">
            <text:p>Milenials</text:p>
          </table:table-cell>
          <table:table-cell table:style-name="ce20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1" table:number-columns-repeated="2"/>
          <table:table-cell table:style-name="ce20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9" office:value-type="string" table:number-columns-spanned="2" table:number-rows-spanned="1">
            <text:p>Metodología</text:p>
          </table:table-cell>
          <table:covered-table-cell/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Revisión de Fuentes Externas</text:p>
          </table:table-cell>
          <table:table-cell table:style-name="ce10" office:value-type="string">
            <text:p>Recopilación y Conclusiones de Investigaciones de servicios ya existentes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Información de los servicios de la competencia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Documentos legales relacionados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2"/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Entrevistas</text:p>
          </table:table-cell>
          <table:table-cell table:style-name="ce10" office:value-type="string">
            <text:p>Lista de Perfiles a quienes evaluar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1"/>
          <table:table-cell table:style-name="ce10" office:value-type="string">
            <text:p>Guía de Entrevistas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1"/>
          <table:table-cell table:style-name="ce10" office:value-type="string">
            <text:p>Modelos de Entrevistas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1"/>
          <table:table-cell table:style-name="ce12"/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9" office:value-type="string" table:number-columns-spanned="2" table:number-rows-spanned="1">
            <text:p>Actividades</text:p>
          </table:table-cell>
          <table:covered-table-cell/>
          <table:table-cell table:style-name="ce20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Cronograma de actividades y duración</text:p>
          </table:table-cell>
          <table:table-cell table:style-name="ce10"/>
          <table:table-cell table:style-name="ce20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/>
          <table:table-cell table:style-name="ce21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3" office:value-type="string">
            <text:p>Estrategia</text:p>
          </table:table-cell>
          <table:table-cell table:style-name="ce17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imitaciones de economía</text:p>
          </table:table-cell>
          <table:table-cell table:style-name="ce10" office:value-type="string">
            <text:p>Reclutar personas conocidas (amistades, familiares , personas cercanas al lugar de trabajo)</text:p>
          </table:table-cell>
          <table:table-cell table:style-name="ce19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 office:value-type="string">
            <text:p>No se le dará un regalo por la entrevista a las personas conocidas</text:p>
          </table:table-cell>
          <table:table-cell table:style-name="ce19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imitaciones de ubicación</text:p>
          </table:table-cell>
          <table:table-cell table:style-name="ce10" office:value-type="string">
            <text:p>Se tiene acccesibilidad de distancia a agencias de banco para entrevistar ( Bcp / Bbva )</text:p>
          </table:table-cell>
          <table:table-cell table:style-name="ce19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 office:value-type="string">
            <text:p>Entrevista vía skype</text:p>
          </table:table-cell>
          <table:table-cell table:style-name="ce19"/>
          <table:table-cell table:number-columns-repeated="3"/>
          <table:table-cell table:style-name="ce23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 office:value-type="string">
            <text:p>Encuestas vía form google</text:p>
          </table:table-cell>
          <table:table-cell table:style-name="ce19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imitaciones de confianza</text:p>
          </table:table-cell>
          <table:table-cell table:style-name="ce10" office:value-type="string">
            <text:p>Reclutar personas conocidas (amistades, familiares )</text:p>
          </table:table-cell>
          <table:table-cell table:style-name="ce19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 office:value-type="string">
            <text:p>Reclutar nro de personas mínimas no conocidas cercanas al lugar de trabajo</text:p>
          </table:table-cell>
          <table:table-cell table:style-name="ce19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imitaciones de tiempo</text:p>
          </table:table-cell>
          <table:table-cell table:style-name="ce10" office:value-type="string">
            <text:p>Recabar información ya existente de investigaciones de usabilidad, perfiles, negocio, etc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Personas reclutadas que cumplen el perfil analizado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Entrevistas realizadas en horario noche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Entrevistas realizadas en días de fin de semana 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2" table:number-columns-repeated="2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4"/>
          <table:table-cell table:style-name="ce14" table:number-columns-repeated="2"/>
          <table:table-cell table:style-name="ce22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5"/>
          <table:table-cell table:style-name="ce1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style-name="ce15"/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>
            <text:p>Descubrimiento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s-02" table:style-name="ta2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number-columns-repeated="1010" table:default-cell-style-name="Excel_20_Built-in_20_Normal"/>
        <table:table-row table:style-name="ro1" table:number-rows-repeated="2">
          <table:table-cell table:number-columns-repeated="3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" office:value-type="string" table:number-columns-spanned="4" table:number-rows-spanned="1">
            <text:p>PLAN RESEARCH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2"/>
          <table:table-cell table:style-name="ce6" table:number-columns-repeated="2"/>
          <table:table-cell table:style-name="ce18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7" office:value-type="string">
            <text:p>Documento</text:p>
          </table:table-cell>
          <table:table-cell table:style-name="ce7" office:value-type="string">
            <text:p>Plan Research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7" office:value-type="string">
            <text:p>Código</text:p>
          </table:table-cell>
          <table:table-cell table:style-name="ce7" office:value-type="string">
            <text:p>PR-01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7" office:value-type="string">
            <text:p>Versión</text:p>
          </table:table-cell>
          <table:table-cell table:style-name="ce7" office:value-type="string">
            <text:p>Vs-02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8" table:number-columns-repeated="2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9" office:value-type="string" table:number-columns-spanned="2" table:number-rows-spanned="1">
            <text:p>Objetivos</text:p>
          </table:table-cell>
          <table:covered-table-cell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Planear </text:p>
          </table:table-cell>
          <table:table-cell table:style-name="ce10" office:value-type="string">
            <text:p>la investigación cuantitativa y cualitativa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Reclutar </text:p>
          </table:table-cell>
          <table:table-cell table:style-name="ce10" office:value-type="string">
            <text:p>personas que cumplan el perfil idóneo para validar supuestos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Conducir </text:p>
          </table:table-cell>
          <table:table-cell table:style-name="ce10" office:value-type="string">
            <text:p>la investigación de la problemática y expectativas de los clientes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Analizar </text:p>
          </table:table-cell>
          <table:table-cell table:style-name="ce10" office:value-type="string">
            <text:p>supuestos y validaciones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Reportar </text:p>
          </table:table-cell>
          <table:table-cell table:style-name="ce10" office:value-type="string">
            <text:p>conclusiones y feedback</text:p>
          </table:table-cell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1" table:number-columns-repeated="2"/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9" office:value-type="string" table:number-columns-spanned="2" table:number-rows-spanned="1">
            <text:p>Alcance</text:p>
          </table:table-cell>
          <table:covered-table-cell/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Propuesta de Problema</text:p>
          </table:table-cell>
          <table:table-cell table:style-name="ce16" office:value-type="string">
            <text:p>Baja utilización de operaciones bancarias online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Propuesta de Modelo de Negocio</text:p>
          </table:table-cell>
          <table:table-cell table:style-name="ce10" office:value-type="string">
            <text:p>Banco Digital</text:p>
          </table:table-cell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Propuesta de Proyecto</text:p>
          </table:table-cell>
          <table:table-cell table:style-name="ce10" office:value-type="string">
            <text:p>EASY BANK - Asistente Inteligente de Banco digital online </text:p>
          </table:table-cell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ínea de tiempo del proyecto</text:p>
          </table:table-cell>
          <table:table-cell table:style-name="ce10" office:value-type="string">
            <text:p>1 semanas y media</text:p>
          </table:table-cell>
          <table:table-cell table:style-name="ce20"/>
          <table:table-cell table:style-name="ce15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Quíenes son los usuarios <text:s/></text:p>
          </table:table-cell>
          <table:table-cell table:style-name="ce10" office:value-type="string">
            <text:p>Milenials</text:p>
          </table:table-cell>
          <table:table-cell table:style-name="ce20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1" table:number-columns-repeated="2"/>
          <table:table-cell table:style-name="ce20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9" office:value-type="string" table:number-columns-spanned="2" table:number-rows-spanned="1">
            <text:p>Metodología</text:p>
          </table:table-cell>
          <table:covered-table-cell/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Revisión de Fuentes Externas</text:p>
          </table:table-cell>
          <table:table-cell table:style-name="ce10" office:value-type="string">
            <text:p>Recopilación y Conclusiones de Investigaciones de servicios ya existentes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Información de los servicios de la competencia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Documentos legales relacionados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2"/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Entrevistas</text:p>
          </table:table-cell>
          <table:table-cell table:style-name="ce10" office:value-type="string">
            <text:p>Lista de Perfiles a quienes evaluar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1"/>
          <table:table-cell table:style-name="ce10" office:value-type="string">
            <text:p>Guía de Entrevistas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1"/>
          <table:table-cell table:style-name="ce10" office:value-type="string">
            <text:p>Modelos de Entrevistas</text:p>
          </table:table-cell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1"/>
          <table:table-cell table:style-name="ce12"/>
          <table:table-cell table:style-name="ce2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9" office:value-type="string" table:number-columns-spanned="2" table:number-rows-spanned="1">
            <text:p>Actividades</text:p>
          </table:table-cell>
          <table:covered-table-cell/>
          <table:table-cell table:style-name="ce20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Cronograma de actividades y duración</text:p>
          </table:table-cell>
          <table:table-cell table:style-name="ce10"/>
          <table:table-cell table:style-name="ce20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/>
          <table:table-cell table:style-name="ce21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3" office:value-type="string">
            <text:p>Estrategia</text:p>
          </table:table-cell>
          <table:table-cell table:style-name="ce17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imitaciones de economía</text:p>
          </table:table-cell>
          <table:table-cell table:style-name="ce10" office:value-type="string">
            <text:p>Reclutar personas conocidas (amistades, familiares , personas cercanas al lugar de trabajo)</text:p>
          </table:table-cell>
          <table:table-cell table:style-name="ce19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 office:value-type="string">
            <text:p>No se le dará un regalo por la entrevista a las personas conocidas</text:p>
          </table:table-cell>
          <table:table-cell table:style-name="ce19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imitaciones de ubicación</text:p>
          </table:table-cell>
          <table:table-cell table:style-name="ce10" office:value-type="string">
            <text:p>Se tiene acccesibilidad de distancia a agencias de banco para entrevistar ( Bcp / Bbva )</text:p>
          </table:table-cell>
          <table:table-cell table:style-name="ce19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 office:value-type="string">
            <text:p>Entrevista vía skype</text:p>
          </table:table-cell>
          <table:table-cell table:style-name="ce19"/>
          <table:table-cell table:number-columns-repeated="3"/>
          <table:table-cell table:style-name="ce23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 office:value-type="string">
            <text:p>Encuestas vía form google</text:p>
          </table:table-cell>
          <table:table-cell table:style-name="ce19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imitaciones de confianza</text:p>
          </table:table-cell>
          <table:table-cell table:style-name="ce10" office:value-type="string">
            <text:p>Reclutar personas conocidas (amistades, familiares )</text:p>
          </table:table-cell>
          <table:table-cell table:style-name="ce19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2"/>
          <table:table-cell table:style-name="ce10" office:value-type="string">
            <text:p>Reclutar nro de personas mínimas no conocidas cercanas al lugar de trabajo</text:p>
          </table:table-cell>
          <table:table-cell table:style-name="ce19"/>
          <table:table-cell table:number-columns-repeated="3"/>
          <table:table-cell table:style-name="ce5"/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style-name="ce10" office:value-type="string">
            <text:p>Limitaciones de tiempo</text:p>
          </table:table-cell>
          <table:table-cell table:style-name="ce10" office:value-type="string">
            <text:p>Recabar información ya existente de investigaciones de usabilidad, perfiles, negocio, etc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Personas reclutadas que cumplen el perfil analizado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Entrevistas realizadas en horario noche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style-name="ce10" office:value-type="string">
            <text:p>Entrevistas realizadas en días de fin de semana 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2" table:number-columns-repeated="2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13" office:value-type="string">
            <text:p>Aspectos importantes propuestos por los Stakeholders</text:p>
          </table:table-cell>
          <table:table-cell table:style-name="ce17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24" office:value-type="string">
            <text:p>Diferenciación</text:p>
          </table:table-cell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24" office:value-type="string">
            <text:p>Accesible</text:p>
          </table:table-cell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24" office:value-type="string">
            <text:p>Interactivo con el Usuario</text:p>
          </table:table-cell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24" office:value-type="string">
            <text:p>Romper con los esquemas de los bancos tradicionales</text:p>
          </table:table-cell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24" office:value-type="string">
            <text:p>Fácil uso</text:p>
          </table:table-cell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24" office:value-type="string">
            <text:p>Disminución de reclamos</text:p>
          </table:table-cell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style-name="ce24" office:value-type="string">
            <text:p>Atención las 24 horas</text:p>
          </table:table-cell>
          <table:table-cell table:style-name="Default"/>
          <table:table-cell table:style-name="ce19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3"/>
          <table:table-cell table:style-name="ce12" table:number-columns-repeated="2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4"/>
          <table:table-cell table:style-name="ce14" table:number-columns-repeated="2"/>
          <table:table-cell table:style-name="ce22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5"/>
          <table:table-cell table:style-name="ce15"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style-name="ce15"/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>
            <text:p>Descubrimiento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Narrow" svg:font-family="'Arial Narrow'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PE">
      <number:number number:min-integer-digits="1"/>
    </number:number-style>
    <number:number-style style:name="N8106P0" style:volatile="true" number:language="es" number:country="PE">
      <number:text>S/. </number:text>
      <number:number number:decimal-places="0" number:min-integer-digits="1" number:grouping="true"/>
    </number:number-style>
    <number:number-style style:name="N8106" number:language="es" number:country="PE">
      <number:text>S/.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s" number:country="PE">
      <number:text>S/. </number:text>
      <number:number number:decimal-places="0" number:min-integer-digits="1" number:grouping="true"/>
    </number:number-style>
    <number:number-style style:name="N8107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s" number:country="PE">
      <number:text>S/. </number:text>
      <number:number number:decimal-places="2" number:min-integer-digits="1" number:grouping="true"/>
    </number:number-style>
    <number:number-style style:name="N8108" number:language="es" number:country="PE">
      <number:text>S/.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s" number:country="PE">
      <number:text>S/. </number:text>
      <number:number number:decimal-places="2" number:min-integer-digits="1" number:grouping="true"/>
    </number:number-style>
    <number:number-style style:name="N8109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PE">
      <number:day number:style="long"/>
      <number:text>-</number:text>
      <number:month number:textual="true"/>
    </number:date-style>
    <number:date-style style:name="N8112" number:language="es" number:country="PE">
      <number:month number:textual="true"/>
      <number:text>-</number:text>
      <number:year/>
    </number:date-style>
    <number:date-style style:name="N8113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PE">
      <number:number number:decimal-places="0" number:min-integer-digits="1" number:grouping="true"/>
    </number:number-style>
    <number:number-style style:name="N8114" number:language="es" number:country="PE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PE">
      <number:number number:decimal-places="0" number:min-integer-digits="1" number:grouping="true"/>
    </number:number-style>
    <number:number-style style:name="N8115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PE">
      <number:number number:decimal-places="2" number:min-integer-digits="1" number:grouping="true"/>
    </number:number-style>
    <number:number-style style:name="N8116" number:language="es" number:country="PE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PE">
      <number:number number:decimal-places="2" number:min-integer-digits="1" number:grouping="true"/>
    </number:number-style>
    <number:number-style style:name="N8117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PE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PE">
      <number:text> - </number:text>
    </number:number-style>
    <number:text-style style:name="N8118" number:language="es" number:country="PE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8119P2" style:volatile="true" number:language="es" number:country="PE">
      <number:text> S/. - </number:text>
    </number:number-style>
    <number:text-style style:name="N8119" number:language="es" number:country="PE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PE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8120" number:language="es" number:country="P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8121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8121" number:language="es" number:country="P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PE">
      <number:minutes number:style="long"/>
      <number:text>:</number:text>
      <number:seconds number:style="long"/>
    </number:time-style>
    <number:time-style style:name="N8123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PE">
      <number:minutes number:style="long"/>
      <number:text>:</number:text>
      <number:seconds number:style="long" number:decimal-places="1"/>
    </number:time-style>
    <number:number-style style:name="N8125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6/03/2018</text:date>, <text:time>04:51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Research" style:display-name="PageStyle_Plan Re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s-02_20_-_20_Plan_20_Research" style:display-name="PageStyle_Vs-02 - Plan Re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onograma_20_Actividades" style:display-name="PageStyle_Cronograma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Cronograma_20_Actividades" style:display-name="PageStyle__Cronograma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Line" style:display-name="PageStyle_Death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is_20_de_20_Perfiles" style:display-name="PageStyle_Análisis de Per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illes" style:display-name="PageStyle_Perfil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upos" style:display-name="PageStyle_Grup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ía-Entrevista" style:display-name="PageStyle_Guía-Entrev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evistas" style:display-name="PageStyle_Entrev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ias" style:display-name="PageStyle_Referenc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04:51:29.04</dc:date>
    <dc:creator>YENNY </dc:creator>
    <meta:generator>OpenOffice/4.1.3$Win32 OpenOffice.org_project/413m1$Build-9783</meta:generator>
    <meta:editing-duration>PT26M36S</meta:editing-duration>
    <meta:editing-cycles>1</meta:editing-cycles>
    <meta:document-statistic meta:table-count="2" meta:cell-count="123" meta:object-count="0"/>
  </office:meta>
</office:document-meta>
</file>